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1"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P13" style:family="paragraph" style:parent-style-name="Standard" style:list-style-name="L1">
      <style:text-properties style:font-name="Times New Roman" fo:font-size="14pt" fo:language="de" fo:country="DE" style:font-size-asian="14pt" style:font-size-complex="14pt"/>
    </style:style>
    <style:style style:name="P14"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15"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0"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1"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23"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24"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25"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26"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27"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34"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35" style:family="paragraph" style:parent-style-name="Standard" style:list-style-name="standartNumerierung">
      <style:text-properties fo:language="de" fo:country="DE"/>
    </style:style>
    <style:style style:name="P36" style:family="paragraph" style:parent-style-name="Standard" style:list-style-name="standartNumerierung">
      <style:text-properties fo:font-size="14pt" fo:language="de" fo:country="DE" style:font-size-asian="14pt" style:font-size-complex="14pt"/>
    </style:style>
    <style:style style:name="P37" style:family="paragraph" style:parent-style-name="Standard" style:list-style-name="standartNumerierung">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1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ntwicklung einer dezentralen Android App zur Unterstützung der Hausaufgaben von Schülern und Schülerinnen</text:p>
      <text:p text:style-name="P1"/>
      <text:h text:style-name="Hauptüberschriften" text:outline-level="5" text:is-list-header="true">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 text:is-list-header="true">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2907457300899799354" text:style-name="L1">
        <text:list-item>
          <text:p text:style-name="P13"><text:span text:style-name="T12">Die </text:span><text:span text:style-name="T8">Softwarespezifikationen </text:span><text:span text:style-name="T3">bei denen Softwareentwickler und Kunde gemeinsam die zu entwickelnde Software definieren und deren Operationen einschränken.</text:span></text:p>
        </text:list-item>
        <text:list-item>
          <text:p text:style-name="P14"><text:span text:style-name="T12">Die </text:span><text:span text:style-name="T8">Softwareentwicklung</text:span><text:span text:style-name="T12"> bei der die Software konzipiert und programmiert wird.</text:span></text:p>
        </text:list-item>
        <text:list-item>
          <text:p text:style-name="P14"><text:span text:style-name="T12">Die </text:span><text:span text:style-name="T8">Software-Validierung </text:span><text:span text:style-name="T12">bei der die Software getestet wird, um sicherzustellen, dass die Software den Ansprüchen des Kunden entspricht.</text:span></text:p>
        </text:list-item>
        <text:list-item>
          <text:p text:style-name="P14"><text:span text:style-name="T12">Die </text:span><text:span text:style-name="T8">Softwareweiterentwicklung </text:span><text:span text:style-name="T12">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text:soft-page-break/>bzw. Kritik der bisherigen Anwendung vorgenommen, sprich was kann die Anwendung auf dem aktuellsten Stand, wie kann die Anwendung verbessert werden und welche Folgeanwendungen könnten aus dieser Anwendung entstehen.</text:p>
      <text:p text:style-name="P4"/>
      <text:h text:style-name="Hauptüberschriften" text:outline-level="5" text:is-list-header="true">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6958141470818564534" text:style-name="L2">
        <text:list-item>
          <text:p text:style-name="P2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0">Effizienz:<text:span text:style-name="T1"> Software sollte keine Systemressourcen verschwenden, wie z.B. Speicher oder Prozessor Zyklen, daher beinhaltet Effizienz Speicherausnutzung, Prozessorzeit, Antwortzeiten für Anwender etc. </text:span></text:p>
        </text:list-item>
        <text:list-item>
          <text:p text:style-name="P23"><text:span text:style-name="T7">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text:soft-page-break/>der Software Verbesserungen vorgenommen werden können.</text:p>
      <text:p text:style-name="P4"/>
      <text:h text:style-name="Hauptüberschriften" text:outline-level="5" text:is-list-header="true">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9">»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9"/>
      <text:p text:style-name="P11">Im Rahmen dieser Bachelorarbeit werden daher fortan die Begriffe dezentral und verteilt synonym verwendet. Die digitale Hausaufgabenheft-Anwendung ist eher eine Verteilte Anwendung als ein gesamtes Verteiltes System:</text:p>
      <text:p text:style-name="P11"><text:s text:c="2"/></text:p>
      <text:p text:style-name="P10"><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5"> 298</text:span></text:p></text:note-body></text:note></text:span></text:p>
      <text:p text:style-name="P9"/>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6"><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text:soft-page-break/>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7"><text:note text:id="ftn6" text:note-class="footnote"><text:note-citation>6</text:note-citation><text:note-body><text:p text:style-name="Footnote">Vgl. Schwotzer, Thomas: Sharksystem, Why P2P. <text:span text:style-name="T5">URL: </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8">Ein Beispielszenario:</text:p>
      <text:p text:style-name="P8"/>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text:soft-page-break/>Standardcomputer hat, kann er trotzdem Programme verwenden, Daten austauschen 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8">Relevanz des Beispielszenarios</text:p>
      <text:p text:style-name="P8"/>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h text:style-name="Hauptüberschriften" text:outline-level="5" text:is-list-header="true">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text:soft-page-break/>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h text:style-name="Hauptüberschriften" text:outline-level="5" text:is-list-header="true">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7354064800691933177" text:style-name="L3">
        <text:list-item>
          <text:p text:style-name="P24">Nutzung drahtloser Kommunikationsverbindungen</text:p>
        </text:list-item>
        <text:list-item>
          <text:p text:style-name="P24">Darstellung und Verarbeitung multimedialer Datenformate</text:p>
        </text:list-item>
        <text:list-item>
          <text:p text:style-name="P24">Unterstützung spezieller Eingabemöglichkeiten z.B. mittels Stift oder Multitouch Bildschirm</text:p>
        </text:list-item>
        <text:list-item>
          <text:p text:style-name="P24">Energieverwaltung</text:p>
        </text:list-item>
        <text:list-item>
          <text:p text:style-name="P24">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7"><text:note text:id="ftn7" text:note-class="footnote"><text:note-citation>7</text:note-citation><text:note-body><text:p text:style-name="Footnote">Vgl. <text:span text:style-name="T5">Schneider, Uwe u.a. (Hrsg.): Taschenbuch der Informatik. 7. Aufl. Münschen 2012, S. 297</text:span></text:p></text:note-body></text:note></text:span></text:p>
      <text:p text:style-name="P8"/>
      <text:p text:style-name="P8"/>
      <text:p text:style-name="P8">Überblick der wichtigsten verwendeten Android Komponenten und deren Funktion:</text:p>
      <text:p text:style-name="P5"/>
      <text:list xml:id="list7674527334240585349" text:style-name="L4">
        <text:list-item>
          <text:p text:style-name="P15"><text:span text:style-name="T9">Navigation Drawer</text:span> ist eine Feld, auf dem die wichtigsten Navigationsoptionen der Anwendung, auf der linken Seite des Bildschirmes, abgebildet werden.</text:p>
        </text:list-item>
        <text:list-item>
          <text:p text:style-name="P15"><text:span text:style-name="T9">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15">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15">Wird das <text:span text:style-name="T9">Interface Parcelable</text:span> von einer Klasse <text:s/>implementiert und korrekt konfiguriert, dann kann diese Klasse als parcelable Extra eines Intents <text:s/>„verpackt“ werden. Das hat den Vorteil, dass die kompletten Instanzen dieser Klasse, zwischen verschiedenen Activities, versendet werden können. <text:s/></text:p>
        </text:list-item>
      </text:list>
      <text:p text:style-name="P5"/>
      <text:p text:style-name="P5">Genauere Informationen, über Android und über die verwendeten Android <text:soft-page-break/>Komponenten, befinden sich auf der Android Webseite für Entwickler. URL: https://developer.android.com/index.html </text:p>
      <text:p text:style-name="P3"/>
      <text:h text:style-name="Hauptüberschriften" text:outline-level="5" text:is-list-header="true">2 Softwarespezifikationen</text:h>
      <text:h text:style-name="Hauptüberschriften" text:outline-level="5" text:is-list-header="true">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8">Bewertungskriterien der zu untersuchenden Anwendung:</text:p>
      <text:p text:style-name="P4"/>
      <text:list xml:id="list8962091728292595138" text:style-name="L5">
        <text:list-item>
          <text:p text:style-name="P25">Keine erforderlichen Vorkenntnisse.</text:p>
        </text:list-item>
        <text:list-item>
          <text:p text:style-name="P25">Fehlertolerante Anwendung.</text:p>
        </text:list-item>
        <text:list-item>
          <text:p text:style-name="P25">Benutzereingaben werden ausreichend validiert.</text:p>
        </text:list-item>
        <text:list-item>
          <text:p text:style-name="P25">Informationen werden automatisch gespeichert.</text:p>
        </text:list-item>
        <text:list-item>
          <text:p text:style-name="P25">Hausaufgaben müssen Fotografiert und abgespeichert werden können.</text:p>
        </text:list-item>
        <text:list-item>
          <text:p text:style-name="P25">Eine Hausaufgabe kann mehr als ein Foto referenzieren.</text:p>
        </text:list-item>
        <text:list-item>
          <text:p text:style-name="P25">Ein Stundenplan muss erstellt werden können.</text:p>
        </text:list-item>
        <text:list-item>
          <text:p text:style-name="P25">Der Stundenplan sollte verteilbar sein.</text:p>
        </text:list-item>
      </text:list>
      <text:p text:style-name="P1"/>
      <text:h text:style-name="Hauptüberschriften" text:outline-level="5" text:is-list-header="true">2.1.1 Anwendung 1:</text:h>
      <text:list xml:id="list1314588894776729151" text:style-name="L6">
        <text:list-item>
          <text:p text:style-name="P26">Anwendungsname „Hausaufgaben“</text:p>
        </text:list-item>
        <text:list-item>
          <text:p text:style-name="P26">Herausgeber „Klwinkel.com“</text:p>
        </text:list-item>
        <text:list-item>
          <text:p text:style-name="P26">Bewertung im GooglePlay Store „4,3 Sterne“</text:p>
        </text:list-item>
        <text:list-item>
          <text:p text:style-name="P26">Downloadzahlen „ungefähr 1 Millionen“</text:p>
        </text:list-item>
      </text:list>
      <text:p text:style-name="P4"/>
      <text:p text:style-name="P4">Die <text:span text:style-name="T7">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7">Aktivität „Fächer“</text:span> definiert. Einem <text:soft-page-break/>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7">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text:soft-page-break/>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7">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text:soft-page-break/>geöffnet, wird nicht mehr der Browser angezeigt sondern die referenzierte URL.</text:p>
      <text:p text:style-name="P4"/>
      <text:p text:style-name="P4"/>
      <text:p text:style-name="P8">Positive Aspekte der Anwendungen 1:</text:p>
      <text:p text:style-name="P4"/>
      <text:list xml:id="list7267045412815175482" text:style-name="L7">
        <text:list-item>
          <text:p text:style-name="P27">Ein Alarmton für die baldige Fälligkeit von Hausaufgaben und Prüfungen</text:p>
        </text:list-item>
        <text:list-item>
          <text:p text:style-name="P27">Referenzierung der Schulwebsite</text:p>
        </text:list-item>
        <text:list-item>
          <text:p text:style-name="P27">Prüfungsverwaltung mit dazugehörigen Notenlisten</text:p>
        </text:list-item>
        <text:list-item>
          <text:p text:style-name="P27">Notenliste berechnet den Gesamtdurchschnitt aller Fächer und den Durchschnitt jedes einzelnen Fachs</text:p>
        </text:list-item>
        <text:list-item>
          <text:p text:style-name="P27">Wiedererkennbarkeit der Fächer durch Farbvergebung</text:p>
        </text:list-item>
        <text:list-item>
          <text:p text:style-name="P27">Wochenstundenplan verwendet bereits erstellte Fächer</text:p>
        </text:list-item>
        <text:list-item>
          <text:p text:style-name="P27">Eine Tages und eine Wochenansicht</text:p>
        </text:list-item>
        <text:list-item>
          <text:p text:style-name="P27">Separate Ansichten für alle Hausaufgaben und Prüfungen mit Fälligkeitsdaten </text:p>
        </text:list-item>
        <text:list-item>
          <text:p text:style-name="P27">Hausaufgaben und Prüfungen können mit einem Fotos und einem Dokumenten verknüpft werden</text:p>
        </text:list-item>
        <text:list-item>
          <text:p text:style-name="P27">Ein Unterrichtsfach hat einen Kontaktnamen, eine E-Mail Adresse des Kontaktes und eine Telefonnummer des Kontaktes</text:p>
        </text:list-item>
        <text:list-item>
          <text:p text:style-name="P27">Navigation Drawer dadurch wirkt die Navigation durch die einzelnen Bestandteile der Anwendung sehr vereinfacht und intuitiv. </text:p>
        </text:list-item>
      </text:list>
      <text:p text:style-name="P4"/>
      <text:p text:style-name="P4"/>
      <text:p text:style-name="P8">Negative Aspekte der Anwendung 1:</text:p>
      <text:p text:style-name="P4"/>
      <text:list xml:id="list6420477107141821143" text:style-name="L8">
        <text:list-item>
          <text:p text:style-name="P28">Keine Validierung bei der Eingabe der Priorität, kann zum Absturz der Anwendung führen</text:p>
        </text:list-item>
        <text:list-item>
          <text:p text:style-name="P28">Eine Hausaufgabe kann nur mit maximal einem Foto und einem Dokument verknüpft werden</text:p>
        </text:list-item>
        <text:list-item>
          <text:p text:style-name="P28">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28">Eine Pro Version muss gekauft werden, um die ständige Werbung zu deaktivieren</text:p>
        </text:list-item>
      </text:list>
      <text:p text:style-name="P4"/>
      <text:h text:style-name="Hauptüberschriften" text:outline-level="5" text:is-list-header="true">2.1.2 Anwendung 2:</text:h>
      <text:list xml:id="list32702003" text:continue-list="list1314588894776729151" text:style-name="L6">
        <text:list-item>
          <text:p text:style-name="P26">Anwendungsname „SchoolManager2.0“</text:p>
        </text:list-item>
        <text:list-item>
          <text:p text:style-name="P26">Herausgeber „Thinc.easy“</text:p>
        </text:list-item>
        <text:list-item>
          <text:p text:style-name="P26">Bewertung im GooglePlay Store „4,3 Sterne“</text:p>
        </text:list-item>
        <text:list-item>
          <text:p text:style-name="P26">Downloadzahlen „ungefähr 500“</text:p>
        </text:list-item>
      </text:list>
      <text:p text:style-name="P4"/>
      <text:p text:style-name="P4">Die <text:span text:style-name="T7">Navigation</text:span> zwischen den einzelnen Aktivitäten ist mit Android Navigation <text:soft-page-break/>Drawer realisiert. Folgende Aktivitäten können mittels des Navigation Drawer aktiviert werden: Home, Stundenplan, Hausaufgaben, Meine Schule und Einstellungen. </text:p>
      <text:p text:style-name="P4"/>
      <text:p text:style-name="P4">Die <text:span text:style-name="T7">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7">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3685424813241166552" text:style-name="L9">
        <text:list-header>
          <text:p text:style-name="P29"/>
        </text:list-header>
      </text:list>
      <text:p text:style-name="P4"/>
      <text:p text:style-name="P8">Positive Aspekte der Anwendungen 2:</text:p>
      <text:p text:style-name="P5"/>
      <text:list xml:id="list4042404475024960863" text:style-name="L10">
        <text:list-item>
          <text:p text:style-name="P16">Aufgrund weniger Aktivitäten erscheint die Navigation sehr Übersichtlich (kann auch als Nachteil ausgelegt werden, weil interessante oder hilfreiche Aktivitäten von Anwendung 1 nicht implementiert sind)</text:p>
        </text:list-item>
        <text:list-item>
          <text:p text:style-name="P16">Unterrichtsfächer können vordefiniert werden</text:p>
        </text:list-item>
        <text:list-item>
          <text:p text:style-name="P16">Der Stundenplan nutzt die Vordefinierten Fächer</text:p>
        </text:list-item>
        <text:list-item>
          <text:p text:style-name="P16">Unterrichtsfächer werden im Stundenplan mit vorher, vom Benutzer definierten, Farben angezeigt</text:p>
          <text:p text:style-name="P21"/>
        </text:list-item>
      </text:list>
      <text:p text:style-name="P4"/>
      <text:p text:style-name="P8">Negative Aspekte der Anwendungen 2:</text:p>
      <text:p text:style-name="P4"/>
      <text:list xml:id="list32677612" text:continue-list="list3685424813241166552" text:style-name="L9">
        <text:list-item>
          <text:p text:style-name="P29">Eine Überschneidung der Unterrichtsstunden ist möglich, Unterrichtsstunden können unbeabsichtigt verdeckt werden</text:p>
        </text:list-item>
        <text:list-item>
          <text:p text:style-name="P29">Nur Farbe und Kürzel der Unterrichtsstunde werden in der Stundenplan Übersicht angezeigt, obwohl noch genug Platz für mehr Eigenschaften besteht</text:p>
        </text:list-item>
        <text:list-item>
          <text:p text:style-name="P29">Verschiedene Stunden können gleiche Farben haben trotz eingeschränkter <text:soft-page-break/>Farbauswahl</text:p>
        </text:list-item>
        <text:list-item>
          <text:p text:style-name="P29">Farbe des Hintergrundes und des Textes kann gleich gewählt werden und man kann den Text nicht mehr erkennen</text:p>
        </text:list-item>
        <text:list-item>
          <text:p text:style-name="P29">Beginn und Ende der Unterrichtsstunden wird weder angezeigt noch festgelegt</text:p>
        </text:list-item>
        <text:list-item>
          <text:p text:style-name="P29">Eine Unterrichtsstunde muss explizit gespeichert werden, passiert nicht automatisch bei einer Veränderung</text:p>
        </text:list-item>
        <text:list-item>
          <text:p text:style-name="P29">Das erstellen eines neuen Stundenplans überschreibt den alten Stundenplan mit allen vorher festgelegten Fächern</text:p>
        </text:list-item>
        <text:list-item>
          <text:p text:style-name="P29">Eine Verteilung der Fächer oder des Stundenplans ist nicht möglich</text:p>
        </text:list-item>
      </text:list>
      <text:p text:style-name="P8"/>
      <text:h text:style-name="Hauptüberschriften" text:outline-level="5" text:is-list-header="true">2.2 Was macht ein gutes Hausaufgabenheft aus?</text:h>
      <text:p text:style-name="P4">Die in diesem Abschnitt definierte Darstellung der Eigenschaften eines guten Hausaufgabenheftes ist subjektiv und wird durch die in Kapitel <text:span text:style-name="T4"><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4">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text:soft-page-break/></text:p>
      <text:p text:style-name="P4">Aus diesen Eigenschaften lassen sich wiederum neue Anwendungsfälle und Spezifikationen Formulieren.</text:p>
      <text:p text:style-name="P4"/>
      <text:h text:style-name="Hauptüberschriften" text:outline-level="5" text:is-list-header="true">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8">Eine Schülerin oder ein Schüler …</text:p>
      <text:list xml:id="list3556908434707769831" text:style-name="standartNumerierung">
        <text:list-header>
          <text:p text:style-name="P30"/>
        </text:list-header>
        <text:list-item>
          <text:p text:style-name="P30">Erstellt, bearbeitet oder löscht eine Unterrichtsstunden.</text:p>
        </text:list-item>
        <text:list-item>
          <text:p text:style-name="P30">Erstellt oder verändert seinen Stundenplan .</text:p>
          <text:list>
            <text:list-item>
              <text:p text:style-name="P30">Legt fest, wann die vordefinierten Unterrichtsstunden stattfinden.</text:p>
            </text:list-item>
          </text:list>
        </text:list-item>
        <text:list-item>
          <text:p text:style-name="P30">Sieht sich das Hausaufgabenheft in einer Tagesansicht an.</text:p>
        </text:list-item>
        <text:list-item>
          <text:p text:style-name="P30">Sieht sich das Hausaufgabenheft in einer Wochenansicht an.</text:p>
        </text:list-item>
        <text:list-item>
          <text:p text:style-name="P30">Sieht sich das Hausaufgabenheft in einer Monatsansicht an.</text:p>
        </text:list-item>
        <text:list-item>
          <text:p text:style-name="P30">Trägt eine Hausaufgabe in das Hausaufgabenheft ein.</text:p>
          <text:list>
            <text:list-item>
              <text:p text:style-name="P30">Legt fest, zu welcher Unterrichtsstunde die Hausaufgabe gehört.</text:p>
            </text:list-item>
            <text:list-item>
              <text:p text:style-name="P30">Legt fest, an welchem Datum die Hausaufgabe fällig wird.</text:p>
            </text:list-item>
            <text:list-item>
              <text:p text:style-name="P30">Legt fest, ob die Hausaufgabe eine Prüfung sein soll.</text:p>
            </text:list-item>
            <text:list-item>
              <text:p text:style-name="P30">Gibt eine Beschreibung der Hausaufgabe ein.</text:p>
            </text:list-item>
            <text:list-item>
              <text:p text:style-name="P30">Fotografiert eine Hausaufgabe.</text:p>
              <text:list>
                <text:list-item>
                  <text:p text:style-name="P30">Legt fest, ob die fotografierte Hausaufgabe eine Lösung oder eine Aufgabenstellung ist.</text:p>
                </text:list-item>
              </text:list>
            </text:list-item>
            <text:list-item>
              <text:p text:style-name="P30">Bewertet die Korrektheit und Qualität der fotografierten Hausaufgabe.</text:p>
            </text:list-item>
            <text:list-item>
              <text:p text:style-name="P30">Kommuniziert mit seinen Mitschülern über eine bestimmte Hausaufgabe.</text:p>
            </text:list-item>
          </text:list>
        </text:list-item>
        <text:list-item>
          <text:p text:style-name="P30">Sieht sich alle eingetragenen Hausaufgaben in einer Hausaufgabenansicht an.</text:p>
        </text:list-item>
        <text:list-item>
          <text:p text:style-name="P30">Sieht sich alle Prüfungen in einer Prüfungsansicht an.</text:p>
        </text:list-item>
        <text:list-item>
          <text:p text:style-name="P30">Erstellt und verwaltet seine Noten für Hausaufgaben und Prüfungen.</text:p>
        </text:list-item>
      </text:list>
      <text:p text:style-name="P8"/>
      <text:p text:style-name="P8"><text:soft-page-break/></text:p>
      <text:p text:style-name="P8">Eine dritte Person(Lehrer, Entwickler oder ein andrer) <text:span text:style-name="T13">definiert</text:span> ...</text:p>
      <text:list xml:id="list32689291" text:continue-numbering="true" text:style-name="standartNumerierung">
        <text:list-header>
          <text:p text:style-name="P35"/>
        </text:list-header>
        <text:list-item>
          <text:p text:style-name="P36">Die allgemeinen Daten der Schuljahrestermine.</text:p>
          <text:list>
            <text:list-item>
              <text:p text:style-name="P36">Die Bezeichnungen für alle Unterrichtsstunden, die an der Schule unterrichtet werden.</text:p>
            </text:list-item>
            <text:list-item>
              <text:p text:style-name="P36">Alle Lehrer, die an der Schule unterrichten.</text:p>
              <text:list>
                <text:list-item>
                  <text:p text:style-name="P36">Die Namen der Lehrer.</text:p>
                </text:list-item>
                <text:list-item>
                  <text:p text:style-name="P36">Die Telefonnummern der Lehrer.</text:p>
                </text:list-item>
                <text:list-item>
                  <text:p text:style-name="P36">Die E-Mailadressen der Lehrer.</text:p>
                </text:list-item>
              </text:list>
            </text:list-item>
            <text:list-item>
              <text:p text:style-name="P36">Alle Orte und Räume der Schule.</text:p>
            </text:list-item>
            <text:list-item>
              <text:p text:style-name="P36">Die Dauer der allgemeinen Unterrichtsstunde.</text:p>
            </text:list-item>
            <text:list-item>
              <text:p text:style-name="P36">Die allgemeinen Pausen der Schule.</text:p>
            </text:list-item>
            <text:list-item>
              <text:p text:style-name="P36">Tage an denen kein Unterricht stattfindet.</text:p>
            </text:list-item>
            <text:list-item>
              <text:p text:style-name="P36">Den ersten Tag im Sommerschuljahr.</text:p>
            </text:list-item>
            <text:list-item>
              <text:p text:style-name="P36">Den letzten Tag im Sommerschuljahr.</text:p>
            </text:list-item>
            <text:list-item>
              <text:p text:style-name="P36">Den ersten Tag im Winterschuljahr.</text:p>
            </text:list-item>
            <text:list-item>
              <text:p text:style-name="P36">Den letzten Tag im Winterschuljahr.</text:p>
            </text:list-item>
            <text:list-item>
              <text:p text:style-name="P37"><text:span text:style-name="T10">Die Anfangsuhrzeit der frühestmöglichen Unterrichtsstunde.</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auptüberschriften" text:outline-level="5" text:is-list-header="true"><text:soft-page-break/>2.5 Spezifikation der System Anforderungen (SAS) auf Basis der Anwendungsfälle </text:h>
      <text:p text:style-name="P7">SharkNet/Hausaufgabenheft/Unterrichtsstunden/SAS/1 </text:p>
      <text:p text:style-name="P6"/>
      <text:p text:style-name="P6">Funktion<text:tab/><text:tab/><text:span text:style-name="T5">Ein Benutzer erstellt, bearbeitet oder löscht seine <text:tab/><text:tab/><text:tab/><text:tab/><text:tab/><text:tab/>Unterrichtsstunden</text:span></text:p>
      <text:p text:style-name="P6"/>
      <text:p text:style-name="P6">Beschreibung<text:tab/><text:span text:style-name="T5">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5">Eine Schul-Metadaten Instanz, welche allgemeine Informationen <text:tab/><text:tab/><text:tab/>über Schuljahrestermine enthält</text:span></text:p>
      <text:p text:style-name="P6"/>
      <text:p text:style-name="P6">Quelle<text:tab/><text:tab/><text:span text:style-name="T5">Die Wissensbasis des SharkNet</text:span></text:p>
      <text:p text:style-name="P6"/>
      <text:p text:style-name="P6">Ausgabe<text:tab/><text:tab/><text:span text:style-name="T5">Eine Liste von Instanzen der Unterrichtsstunden </text:span></text:p>
      <text:p text:style-name="P6"/>
      <text:p text:style-name="P6">Zielort<text:tab/><text:tab/><text:span text:style-name="T5">Die Wissensbasis des SharkNet </text:span></text:p>
      <text:p text:style-name="P6"/>
      <text:p text:style-name="P6">Aktion: <text:span text:style-name="T5">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einer festgelegten Optionsauswahl, die Bezeichnung der Unterrichtsstunde, den unterrichtenden Lehrer und den Raum der Unterrichtsstunde auswählen. Sind die Eigenschaften der Unterrichtsstunde ausgewählt, dann soll eine Unterrichtsstunden-Instanz, welche die eben erstellte Unterrichtsstunde repräsentiert, in die Liste der Unterrichtsstunden-Instanzen eingefügt werden. 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6"/>
      <text:p text:style-name="P6">Vor-Bedingung<text:tab/><text:span text:style-name="T5">Keine</text:span></text:p>
      <text:p text:style-name="P6"/>
      <text:p text:style-name="P6">Nach-Bedingung<text:tab/><text:span text:style-name="T5">Keine</text:span></text:p>
      <text:p text:style-name="P6"/>
      <text:p text:style-name="P6">Seiteneffekte<text:tab/><text:span text:style-name="T5">Keine</text:span></text:p>
      <text:p text:style-name="P7"><text:soft-page-break/>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5">Die Wissensbasis von SharkNet.</text:span></text:p>
      <text:p text:style-name="P6"/>
      <text:p text:style-name="P6">Aktion: <text:span text:style-name="T5">Der Stundenplan soll eine Schulwoche von Montag bis Freitag ohne Wochenenden repräsentieren. Die Anfangs- und Endzeiten der einzelnen Unterrichtsstunden sollen, mittels einer Schul-Metadaten Datei, berechnet und angezeigt werden. Die in SAS/1 vordefinierten Unterrichtsstunden sollen für die Erstellung des Stundenplans benutzt werden. 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text:tab/>Stundenplan Klasse implementieren. Gleichzeitig implementiert dieser Wrapper das Android Interface Parcelable.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5">Eine Schul-Metadaten und eine Stundenplan Instanz. Die Schul-<text:tab/><text:tab/><text:tab/>Metadaten Instanz wird benötigt, weil Pausenzeiten, allgemeine <text:tab/><text:tab/><text:tab/>Länge der Unterrichtsstunden und der Anfang der<text:tab/><text:tab/><text:tab/><text:tab/><text:tab/><text:tab/>frühestmöglichen Unterrichtsstunde. Die Stundenplan Instanz wird <text:tab/><text:tab/><text:tab/>benötigt, weil die Stundenplan Ansicht, mittels dieser Instanz, <text:tab/><text:tab/><text:tab/><text:tab/>initialisiert werden soll.</text:span></text:p>
      <text:p text:style-name="P6"/>
      <text:p text:style-name="P6">Vor-Bedingung<text:tab/><text:span text:style-name="T5">Die Stundenplan-Ansicht wird initialisiert, wenn eine <text:s/>Eigenschaft <text:tab/><text:tab/><text:tab/>des Stundenplans ungleich null ist. </text:span></text:p>
      <text:p text:style-name="P6"><text:span text:style-name="T5"/></text:p>
      <text:p text:style-name="P6">Nach-Bedingung<text:tab/>Keine</text:p>
      <text:p text:style-name="P6"/>
      <text:p text:style-name="P6">Seiteneffekte<text:tab/>Keine</text:p>
      <text:p text:style-name="P3"/>
      <text:p text:style-name="P7"><text:soft-page-break/>SharkNet/Hausaufgabenheft/Stundenplan/SAS/3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5">Die Wissensbasis von SharkNet.</text:span></text:p>
      <text:p text:style-name="P6"/>
      <text:p text:style-name="P6">Aktion: <text:span text:style-name="T5">Der Stundenplan soll eine Schulwoche von Montag bis Freitag ohne Wochenenden repräsentieren. Die Anfangs- und Endzeiten der einzelnen Unterrichtsstunden sollen, mittels einer Schul-Metadaten Datei, berechnet und angezeigt werden. Die in SAS/1 vordefinierten Unterrichtsstunden sollen für die Erstellung des Stundenplans benutzt werden. 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text:tab/>Stundenplan Klasse implementieren. Gleichzeitig implementiert dieser Wrapper das Android Interface Parcelable.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5">Eine Schul-Metadaten und eine Stundenplan Instanz. Die Schul-<text:tab/><text:tab/><text:tab/>Metadaten Instanz wird benötigt, weil Pausenzeiten, allgemeine <text:tab/><text:tab/><text:tab/>Länge der Unterrichtsstunden und der Anfang der<text:tab/><text:tab/><text:tab/><text:tab/><text:tab/><text:tab/>frühestmöglichen Unterrichtsstunde. Die Stundenplan Instanz wird <text:tab/><text:tab/><text:tab/>benötigt, weil die Stundenplan Ansicht, mittels dieser Instanz, <text:tab/><text:tab/><text:tab/><text:tab/>initialisiert werden soll.</text:span></text:p>
      <text:p text:style-name="P6"/>
      <text:p text:style-name="P6">Vor-Bedingung<text:tab/><text:span text:style-name="T5">Die Stundenplan-Ansicht wird initialisiert, wenn eine <text:s/>Eigenschaft <text:tab/><text:tab/><text:tab/>des Stundenplans ungleich null ist. </text:span></text:p>
      <text:p text:style-name="P6"><text:span text:style-name="T5"/></text:p>
      <text:p text:style-name="P6">Nach-Bedingung<text:tab/>Keine</text:p>
      <text:p text:style-name="P6"/>
      <text:p text:style-name="P6">Seiteneffekte<text:tab/>Keine</text:p>
      <text:h text:style-name="Hauptüberschriften" text:outline-level="5" text:is-list-header="true"><text:soft-page-break/></text:h>
      <text:h text:style-name="Hauptüberschriften" text:outline-level="5" text:is-list-header="true">3 Konzeption und Implementierung</text:h>
      <text:p text:style-name="P3"/>
      <text:h text:style-name="Hauptüberschriften" text:outline-level="5" text:is-list-header="true">3.1 Entwicklungswerkzeuge </text:h>
      <text:p text:style-name="P3">Entwicklungsumgebung und Codeverbreitung</text:p>
      <text:p text:style-name="P3"/>
      <text:h text:style-name="Hauptüberschriften" text:outline-level="5" text:is-list-header="true">3.2 Konzeption</text:h>
      <text:p text:style-name="P3">UML Diagramme</text:p>
      <text:p text:style-name="P3"/>
      <text:h text:style-name="Hauptüberschriften" text:outline-level="5" text:is-list-header="true">3.3 Konkrete Implementierung der Konzepte und der Spezifikationen</text:h>
      <text:p text:style-name="P3"/>
      <text:h text:style-name="Hauptüberschriften" text:outline-level="5" text:is-list-header="true">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4">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 text:is-list-header="true">3.4 Alternative Implementierungen</text:h>
      <text:p text:style-name="P3"/>
      <text:h text:style-name="Hauptüberschriften" text:outline-level="5" text:is-list-header="true">4 Software-Validierung</text:h>
      <text:p text:style-name="P3"/>
      <text:p text:style-name="P3">Wie wird die Anwendung getestet oder wie kann die Anwendung getestet <text:soft-page-break/>werden.</text:p>
      <text:p text:style-name="P3"/>
      <text:p text:style-name="P3"/>
      <text:p text:style-name="P3"/>
      <text:p text:style-name="P3"/>
      <text:p text:style-name="P3"/>
      <text:p text:style-name="P3"/>
      <text:p text:style-name="P3"/>
      <text:h text:style-name="Hauptüberschriften" text:outline-level="5" text:is-list-header="true">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 text:is-list-header="true">5.1 Kritik</text:h>
      <text:p text:style-name="P3"/>
      <text:h text:style-name="Hauptüberschriften" text:outline-level="5" text:is-list-header="true">5.2 Zukunft der Hausaufgabenheft-Anwendung</text:h>
      <text:p text:style-name="P3"/>
      <text:p text:style-name="P4"/>
      <text:h text:style-name="Hauptüberschriften" text:outline-level="5" text:is-list-header="true">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5207795098655495164" text:style-name="L13">
        <text:list-item>
          <text:p text:style-name="P31">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1">Die Schülerin oder der Schüler werden angewiesen beim ersten Start der Hausaufgabenheft-Anwendung ein Interesse einzutragen. Dieses Interesse müsste eindeutig sein und die Klasse beschreiben. Jede Schülerin und jeder <text:soft-page-break/>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h text:style-name="Hauptüberschriften" text:outline-level="5" text:is-list-header="true">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 text:is-list-header="true">5.2.3 Detailbeschreibung der Designveränderung:</text:h>
      <text:p text:style-name="P4">Welche Hauptveränderungen werden vorgenommen? SharkNet nutzt einige Elemente aus dem Google Material-Design <text:s/><text:span text:style-name="T4">//TODO add examples.</text:span></text:p>
      <text:p text:style-name="P3"/>
      <text:p text:style-name="P4">Jede Aktivität der Hausaufgabenheft-Anwendung soll mit einer App Bar ausgestattet werden. Diese App Bar bietet dann, passend zur aktuellen Aktivität, Auswahloptionen an. Unter anderem wird das bisherige Kontext Menü „<text:span text:style-name="T4">3 Punkte Menü Bild einfügen</text:span>“ Bestandteil der App Bar. Befindet man sich gerade in der Hausaufgabenansicht einer einzelnen speziellen Hausaufgabe (später als Konkrete-<text:soft-page-break/>Hausaufgabenansicht klassifiziert),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9170388790492878416" text:style-name="L14">
        <text:list-item>
          <text:p text:style-name="P32">Die Navigation zwischen der Aufgabenstellungsansicht und der Lösungsansicht wird in das Kontextmenü der App Bar integriert.</text:p>
        </text:list-item>
        <text:list-item>
          <text:p text:style-name="P32">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32">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 text:is-list-header="true">5.2.4 Zukünftige Funktionalitäten der Hausaufgabenheft-Anwendung:</text:h>
      <text:p text:style-name="P8"/>
      <text:p text:style-name="P8">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text:soft-page-break/>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8">Wochen- und Monatsansicht:</text:p>
      <text:p text:style-name="P8"/>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8">Hausaufgaben- und Prüfungsansicht:</text:p>
      <text:p text:style-name="P8"/>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8">Abgrenzung der Hausaufgabenansichten:</text:p>
      <text:p text:style-name="P3"/>
      <text:p text:style-name="P4">Die Stundenplan-Hausaufgabenansicht unterscheidet sich von der Hausaufgabenansicht, welche eine konkrete Hausaufgabe zu einem bestimmten <text:soft-page-break/>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8">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8">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text:soft-page-break/>öffnen und der Benutzer kann die einzelnen Kommentare lesen oder einen eigenen Kommentar verfassen. <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3">Mindestens 30 Seiten bis hierher in gekürzter Form !</text:p>
      <text:p text:style-name="P3"/>
      <text:p text:style-name="P3">6 Grafiken und Programmcode</text:p>
      <text:p text:style-name="P3"/>
      <text:p text:style-name="P3">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3M29S</meta:editing-duration>
    <meta:editing-cycles>31</meta:editing-cycles>
    <meta:generator>OpenOffice/4.1.2$Win32 OpenOffice.org_project/412m3$Build-9782</meta:generator>
    <dc:date>2016-08-09T12:51:04.36</dc:date>
    <meta:document-statistic meta:table-count="0" meta:image-count="0" meta:object-count="0" meta:page-count="24" meta:paragraph-count="264" meta:word-count="6776" meta:character-count="53140"/>
    <meta:user-defined meta:name="Info 1"/>
    <meta:user-defined meta:name="Info 2"/>
    <meta:user-defined meta:name="Info 3"/>
    <meta:user-defined meta:name="Info 4"/>
  </office:meta>
</office:document-meta>
</file>